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paragraph-properties fo:margin-top="0in" fo:margin-bottom="0in"/>
    </style:style>
    <style:style style:name="P17" style:family="paragraph" style:parent-style-name="Text_20_body" style:list-style-name="L6">
      <style:paragraph-properties fo:margin-top="0in" fo:margin-bottom="0in"/>
    </style:style>
    <style:style style:name="P18" style:family="paragraph" style:parent-style-name="Text_20_body" style:list-style-name="L7">
      <style:paragraph-properties fo:margin-top="0in" fo:margin-bottom="0in"/>
    </style:style>
    <style:style style:name="P19" style:family="paragraph" style:parent-style-name="Text_20_body" style:list-style-name="L8">
      <style:paragraph-properties fo:margin-top="0in" fo:margin-bottom="0in"/>
    </style:style>
    <style:style style:name="P20" style:family="paragraph" style:parent-style-name="Text_20_body" style:list-style-name="L9">
      <style:paragraph-properties fo:margin-top="0in" fo:margin-bottom="0in"/>
    </style:style>
    <style:style style:name="P21" style:family="paragraph" style:parent-style-name="Text_20_body">
      <style:paragraph-properties fo:break-before="page"/>
    </style:style>
    <style:style style:name="P22" style:family="paragraph" style:parent-style-name="Heading_20_3">
      <style:paragraph-properties fo:break-before="page"/>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introduction"/>Introduction</text:h>
      <text:p text:style-name="Text_20_body">Recommendations are being used to recommend everything from movies to music to friends to new destinations. There are three main methods for implementing recommendations that you will become familiar with throughout this lesson:</text:p>
      <text:list xml:id="list2960580777552856002" text:style-name="L1">
        <text:list-item>
          <text:p text:style-name="P12">Knowledge Based Recommendations </text:p>
        </text:list-item>
        <text:list-item>
          <text:p text:style-name="P12">Collaborative Filtering Based Recommendations </text:p>
        </text:list-item>
        <text:list-item>
          <text:p text:style-name="P3">Content Based Recommendations </text:p>
        </text:list-item>
      </text:list>
      <text:p text:style-name="Text_20_body">After completing this lesson, you will be ready for the upcoming lessons where you will</text:p>
      <text:list xml:id="list2194855337211274707" text:style-name="L2">
        <text:list-item>
          <text:p text:style-name="P13">Learn about more advanced techniques. </text:p>
        </text:list-item>
        <text:list-item>
          <text:p text:style-name="P4">Deploy your recommendations in a web application. </text:p>
        </text:list-item>
      </text:list>
      <text:p text:style-name="Text_20_body">These three lessons will aim to be extremely practical. The lessons will require that you write code to implement a number of different recommendation techniques.</text:p>
      <text:p text:style-name="Text_20_body"/>
      <text:h text:style-name="P22" text:outline-level="3"><text:bookmark text:name="what-s-ahead"/>What's Ahead</text:h>
      <text:h text:style-name="Heading_20_4" text:outline-level="4"><text:bookmark text:name="types-of-recommendations"/>Types of Recommendations</text:h>
      <text:p text:style-name="Text_20_body">In this lesson, you will be working with the MovieTweetings data to apply each of the three methods of recommendations:</text:p>
      <text:list xml:id="list2805008633402422377" text:style-name="L3">
        <text:list-item>
          <text:p text:style-name="P14">Knowledge Based Recommendations </text:p>
        </text:list-item>
        <text:list-item>
          <text:p text:style-name="P14">Collaborative Filtering Based Recommendations </text:p>
        </text:list-item>
        <text:list-item>
          <text:p text:style-name="P5">Content Based Recommendations </text:p>
        </text:list-item>
      </text:list>
      <text:p text:style-name="Text_20_body">Within Collaborative Filtering, there are two main branches:</text:p>
      <text:list xml:id="list2524377691089239470" text:style-name="L4">
        <text:list-item>
          <text:p text:style-name="P15">Model Based Collaborative Filtering </text:p>
        </text:list-item>
        <text:list-item>
          <text:p text:style-name="P6">Neighborhood Based Collaborative Filtering </text:p>
        </text:list-item>
      </text:list>
      <text:p text:style-name="Text_20_body">In this lesson, you will implement Neighborhood Based Collaborative Filtering. In the next lesson, you will implement Model Based Collaborative Filtering. </text:p>
      <text:h text:style-name="Heading_20_4" text:outline-level="4"><text:bookmark text:name="similarity-metrics"/>Similarity Metrics</text:h>
      <text:p text:style-name="Text_20_body">In order to implement Neighborhood Based Collaborative Filtering, you will learn about some common ways to measure the similarity between two users (or two items) including:</text:p>
      <text:list xml:id="list5299485079450952277" text:style-name="L5">
        <text:list-item>
          <text:p text:style-name="P16">Pearson's correlation coefficient </text:p>
        </text:list-item>
        <text:list-item>
          <text:p text:style-name="P16">Spearman's correlation coefficient </text:p>
        </text:list-item>
        <text:list-item>
          <text:p text:style-name="P16">Kendall's Tau </text:p>
        </text:list-item>
        <text:list-item>
          <text:p text:style-name="P16">Euclidean Distance </text:p>
        </text:list-item>
        <text:list-item>
          <text:p text:style-name="P7">Manhattan Distance </text:p>
        </text:list-item>
      </text:list>
      <text:p text:style-name="Text_20_body">You will learn why sometimes one metric works better than another by looking at a specific situation where one metric provides more information than another.</text:p>
      <text:h text:style-name="Heading_20_4" text:outline-level="4"><text:bookmark text:name="business-cases-for-recommendations"/>Business Cases For Recommendations</text:h>
      <text:p text:style-name="Text_20_body">Finally, you will look at the four ideas needed for businesses to implement successful recommendations to drive revenue, which include:</text:p>
      <text:list xml:id="list2311027018083175728" text:style-name="L6">
        <text:list-item>
          <text:p text:style-name="P17">Relevance </text:p>
        </text:list-item>
        <text:list-item>
          <text:p text:style-name="P17">Novelty </text:p>
        </text:list-item>
        <text:list-item>
          <text:p text:style-name="P17">Serendipity </text:p>
        </text:list-item>
        <text:list-item>
          <text:p text:style-name="P8">Increased Diversity </text:p>
        </text:list-item>
      </text:list>
      <text:p text:style-name="Text_20_body">At the end of this lesson, you will have gained a ton of skills to build upon or to start creating your own recommendations in practice.</text:p>
      <text:p text:style-name="Text_20_body"/>
      <text:h text:style-name="P22" text:outline-level="3"><text:bookmark text:name="movietweetings"/>MovieTweetings</text:h>
      <text:p text:style-name="Text_20_body">If you would like additional information about the MovieTweetings data, you can find more information at the links provided here:</text:p>
      <text:list xml:id="list8610532953522446343" text:style-name="L7">
        <text:list-item>
          <text:p text:style-name="P18"><text:a xlink:type="simple" xlink:href="http://crowdrec2013.noahlab.com.hk/papers/crowdrec2013_Dooms.pdf" office:target-frame-name="_blank" xlink:show="new" text:style-name="Internet_20_link" text:visited-style-name="Visited_20_Internet_20_Link">The MovieTweetings white paper.</text:a> </text:p>
        </text:list-item>
        <text:list-item>
          <text:p text:style-name="P18"><text:a xlink:type="simple" xlink:href="https://github.com/sidooms/MovieTweetings" office:target-frame-name="_blank" xlink:show="new" text:style-name="Internet_20_link" text:visited-style-name="Visited_20_Internet_20_Link">A Github account set up for MovieTweetings</text:a> </text:p>
        </text:list-item>
        <text:list-item>
          <text:p text:style-name="P9"><text:a xlink:type="simple" xlink:href="https://www.slideshare.net/simondooms/movie-tweetings-a-movie-rating-dataset-collected-from-twitter" office:target-frame-name="_blank" xlink:show="new" text:style-name="Internet_20_link" text:visited-style-name="Visited_20_Internet_20_Link">A slide deck by Simon Doom about MovieTweetings.</text:a> </text:p>
        </text:list-item>
      </text:list>
      <text:p text:style-name="Text_20_body"/>
      <text:h text:style-name="P22" text:outline-level="3"><text:bookmark text:name="knowledge-based-recommendations"/>Knowledge Based Recommendations</text:h>
      <text:p text:style-name="Text_20_body">A knowledge based recommendation is one in which knowledge about the item or user preferences are used to make a recommendation. </text:p>
      <text:p text:style-name="Text_20_body">Knowledge based recommendations are pretty common when purchasing luxury items. Take a look at the filters available on Zillow in the image below. This is an example of building in a knowledge based recommendation, as users can add their own preferences to the items that are provided.</text:p>
      <text:p text:style-name="Text_20_body"><draw:a xlink:type="simple" xlink:href="https://classroom.udacity.com/nanodegrees/nd025/parts/c8339f2d-a226-496f-8d22-5a697a3d73e1/modules/e898f500-49d3-49f2-8ac9-fe662551bee3/lessons/e4d1dfe0-b39b-4e19-93be-b577f7beb6e6/concepts/1d5b4a42-b16e-4cd9-9d28-c369003637be#"><draw:frame draw:style-name="fr1" draw:name="graphics1" text:anchor-type="as-char" svg:width="4.3374in" svg:height="4.3465in" draw:z-index="0"><draw:image xlink:href="https://s3.amazonaws.com/video.udacity-data.com/topher/2018/August/5b6a4153_screen-shot-2018-08-07-at-6.02.41-pm/screen-shot-2018-08-07-at-6.02.41-pm.png" xlink:type="simple" xlink:show="embed" xlink:actuate="onLoad"/></draw:frame></draw:a></text:p>
      <text:p text:style-name="Text_20_body">Often a rank based algorithm is provided along with knowledge based recommendations to bring the most popular items in particular categories to the user's attention.</text:p>
      <text:p text:style-name="Text_20_body">In the next concept, you will get some practice implementing this type of recommendation for the MovieTweetings dataset.</text:p>
      <text:p text:style-name="Text_20_body"/>
      <text:p text:style-name="Text_20_body"/>
      <text:h text:style-name="Heading_20_3" text:outline-level="3"><text:bookmark text:name="more-personalized-recommendations"/>More Personalized Recommendations</text:h>
      <text:p text:style-name="Text_20_body">In some cases, we need to be able to send recommendations without a user telling us exactly what they want or in a more personalized way than simply the top items. Imagine you want to send an email of recommendations or place recommendations within a web page (the side of a blog or as a banner advertisement); in these cases, it is often useful to implement information that we know about users or items to make these recommendations. This leads to some additional recommendation methods!</text:p>
      <text:p text:style-name="Text_20_body"/>
      <text:h text:style-name="P22" text:outline-level="3"><text:bookmark text:name="collaborative-filtering"/>Collaborative Filtering</text:h>
      <text:p text:style-name="Text_20_body">There are two main ways to implement collaborative filtering:</text:p>
      <text:list xml:id="list2839560225538952806" text:style-name="L8">
        <text:list-item>
          <text:p text:style-name="P19"><text:span text:style-name="Strong_20_Emphasis">Model Based Collaborative Filtering</text:span> </text:p>
        </text:list-item>
        <text:list-item>
          <text:p text:style-name="P10"><text:span text:style-name="Strong_20_Emphasis">Neighborhood Based Collaborative Filtering</text:span> </text:p>
        </text:list-item>
      </text:list>
      <text:p text:style-name="Text_20_body">In this lesson, we will cover Neighborhood Based Collaborative Filtering, which is used to identify items or users that are "neighbors" with one another.</text:p>
      <text:p text:style-name="Text_20_body">There are a number of ways we might go about finding an individual's closest neighbors - the metrics we will take a closer look at include:</text:p>
      <text:list xml:id="list5501820026692624117" text:style-name="L9">
        <text:list-item>
          <text:p text:style-name="P20">Pearson's correlation coefficient </text:p>
        </text:list-item>
        <text:list-item>
          <text:p text:style-name="P20">Spearman's correlation coefficient </text:p>
        </text:list-item>
        <text:list-item>
          <text:p text:style-name="P20">Kendall's Tau </text:p>
        </text:list-item>
        <text:list-item>
          <text:p text:style-name="P20">Euclidean Distance </text:p>
        </text:list-item>
        <text:list-item>
          <text:p text:style-name="P11">Manhattan Distance </text:p>
        </text:list-item>
      </text:list>
      <text:p text:style-name="Text_20_body">On the next page, you will work through a few examples to get more familiar with how each of these metrics is computed, and why you might use one over another.</text:p>
      <text:p text:style-name="Text_20_body"/>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6:04:00</meta:creation-date>
    <dc:date>2018-11-26T17:20:11</dc:date>
    <meta:editing-duration>PT6H8M7S</meta:editing-duration>
    <meta:editing-cycles>26</meta:editing-cycles>
    <meta:generator>OpenOffice/4.1.4$Unix OpenOffice.org_project/414m5$Build-9788</meta:generator>
    <meta:document-statistic meta:table-count="0" meta:image-count="1" meta:object-count="0" meta:page-count="7" meta:paragraph-count="59" meta:word-count="671" meta:character-count="4371"/>
  </office:meta>
</office:document-meta>
</file>